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2792" calcext:value-type="float">
            <text:p>119.1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8776" calcext:value-type="float">
            <text:p>120.5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7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7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4802</text:p>
          </table:table-cell>
          <table:table-cell office:value-type="string" calcext:value-type="string">
            <text:p>197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